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10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10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10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285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276cm" draw:marker-end-width="0.17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size-complex="13pt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6.817cm" svg:y="8.166cm">
          <text:p text:style-name="P1"><text:span text:style-name="T1">Perce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6.817cm" svg:y="10.152cm"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27cm" svg:x="6.818cm" svg:y="12.43cm">
          <text:p text:style-name="P1"><text:span text:style-name="T1">At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6cm" svg:height="1.27cm" svg:x="10.63cm" svg:y="12.43cm">
          <text:p text:style-name="P1"><text:span text:style-name="T2">Compreh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27cm" svg:x="14.438cm" svg:y="12.43cm">
          <text:p text:style-name="P1"><text:span text:style-name="T1">Tas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048cm" svg:height="1.27cm" svg:x="18.248cm" svg:y="12.43cm">
          <text:p text:style-name="P1"><text:span text:style-name="T1">Inte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048cm" svg:height="1.27cm" svg:x="18.244cm" svg:y="10.161cm">
          <text:p text:style-name="P1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048cm" svg:height="1.27cm" svg:x="18.234cm" svg:y="8.167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113cm" svg:height="2.159cm" svg:x="6.461cm" svg:y="11.92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341cm" svg:y1="9.436cm" svg:x2="8.341cm" svg:y2="10.152cm" draw:start-shape="id1" draw:start-glue-point="2" draw:end-shape="id2" draw:end-glue-point="0" svg:d="M8341 9436v716" svg:viewBox="0 0 1 717">
          <text:p/>
        </draw:connector>
        <draw:connector draw:style-name="gr5" draw:text-style-name="P1" draw:layer="layout" svg:x1="8.341cm" svg:y1="11.422cm" svg:x2="8.342cm" svg:y2="12.43cm" draw:start-shape="id2" draw:start-glue-point="2" draw:end-shape="id3" draw:end-glue-point="0" svg:d="M8341 11422v504h1v504" svg:viewBox="0 0 2 1009">
          <text:p/>
        </draw:connector>
        <draw:connector draw:style-name="gr5" draw:text-style-name="P1" draw:layer="layout" svg:x1="9.866cm" svg:y1="13.065cm" svg:x2="10.63cm" svg:y2="13.065cm" draw:start-shape="id3" draw:start-glue-point="1" draw:end-shape="id4" draw:end-glue-point="3" svg:d="M9866 13065h764" svg:viewBox="0 0 765 1">
          <text:p/>
        </draw:connector>
        <draw:connector draw:style-name="gr5" draw:text-style-name="P1" draw:layer="layout" svg:x1="13.676cm" svg:y1="13.065cm" svg:x2="14.438cm" svg:y2="13.065cm" draw:start-shape="id4" draw:start-glue-point="1" draw:end-shape="id5" draw:end-glue-point="3" svg:d="M13676 13065h762" svg:viewBox="0 0 763 1">
          <text:p/>
        </draw:connector>
        <draw:connector draw:style-name="gr5" draw:text-style-name="P1" draw:layer="layout" svg:x1="17.486cm" svg:y1="13.065cm" svg:x2="18.248cm" svg:y2="13.065cm" draw:start-shape="id5" draw:start-glue-point="1" draw:end-shape="id6" draw:end-glue-point="3" svg:d="M17486 13065h762" svg:viewBox="0 0 763 1">
          <text:p/>
        </draw:connector>
        <draw:connector draw:style-name="gr5" draw:text-style-name="P1" draw:layer="layout" svg:x1="19.772cm" svg:y1="12.43cm" svg:x2="19.768cm" svg:y2="11.431cm" draw:start-shape="id6" draw:start-glue-point="0" draw:end-shape="id7" draw:end-glue-point="2" svg:d="M19772 12430v-499h-4v-500" svg:viewBox="0 0 5 1000">
          <text:p/>
        </draw:connector>
        <draw:connector draw:style-name="gr5" draw:text-style-name="P1" draw:layer="layout" svg:x1="19.768cm" svg:y1="10.161cm" svg:x2="19.758cm" svg:y2="9.437cm" draw:start-shape="id7" draw:start-glue-point="0" draw:end-shape="id8" draw:end-glue-point="2" svg:d="M19768 10161v-362h-10v-362" svg:viewBox="0 0 11 725">
          <text:p/>
        </draw:connector>
        <draw:frame draw:style-name="gr6" draw:text-style-name="P4" draw:layer="layout" svg:width="5.034cm" svg:height="0.763cm" svg:x="6.38cm" svg:y="14.107cm">
          <draw:text-box>
            <text:p><text:span text:style-name="T2">Domain Independent</text:span></text:p>
          </draw:text-box>
        </draw:frame>
        <draw:connector draw:style-name="gr7" draw:text-style-name="P1" draw:layer="layout" svg:x1="18.234cm" svg:y1="8.802cm" svg:x2="9.865cm" svg:y2="8.801cm" draw:start-shape="id8" draw:start-glue-point="3" draw:end-shape="id1" draw:end-glue-point="1" svg:d="M18234 8802h-4184v-1h-4185" svg:viewBox="0 0 8370 2">
          <text:p/>
        </draw:connector>
        <draw:frame draw:style-name="gr6" draw:text-style-name="P5" draw:layer="layout" svg:width="5.08cm" svg:height="0.729cm" svg:x="11.541cm" svg:y="8.112cm">
          <draw:text-box>
            <text:p><text:span text:style-name="T3">Environmental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_20_concave" draw:marker-end-width="0.10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45:04.010262995</meta:creation-date>
    <dc:date>2015-11-06T09:15:28.057252856</dc:date>
    <meta:editing-duration>PT22M10S</meta:editing-duration>
    <meta:editing-cycles>15</meta:editing-cycles>
    <meta:generator>LibreOffice/4.2.8.2$Linux_X86_64 LibreOffice_project/420m0$Build-2</meta:generator>
    <meta:document-statistic meta:object-count="19"/>
  </office:meta>
</office:document-meta>
</file>